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161in"/>
    </style:style>
    <style:style style:name="co6" style:family="table-column">
      <style:table-column-properties fo:break-before="auto" style:column-width="4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5-01-28" calcext:value-type="date">
            <text:p>2025-01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Overview &amp; Introduction to ML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5-02-04" calcext:value-type="date">
            <text:p>2025-0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5-02-25" calcext:value-type="date">
            <text:p>2025-02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Classific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office:value-type="date" office:date-value="2025-03-18" calcext:value-type="date">
            <text:p>2025-03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ructor</text:p>
          </table:table-cell>
          <table:table-cell office:value-type="date" office:date-value="2025-03-25" calcext:value-type="date">
            <text:p>2025-03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Ensemble Learning &amp; Resampling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ree-Based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Unsupervised Learn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office:value-type="date" office:date-value="2025-04-22" calcext:value-type="date">
            <text:p>2025-04-2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office:value-type="date" office:date-value="2025-04-29" calcext:value-type="date">
            <text:p>2025-04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tructor</text:p>
          </table:table-cell>
          <table:table-cell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Generative Mode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Wrap-Up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5-02-18" calcext:value-type="date">
            <text:p>2025-02-18</text:p>
          </table:table-cell>
          <table:table-cell/>
          <table:table-cell office:value-type="string" calcext:value-type="string">
            <text:p>No class: Baruch on Mon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5-04-15" calcext:value-type="date">
            <text:p>2025-04-15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s</text:p>
          </table:table-cell>
          <table:table-cell table:formula="of:=[.D6]"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heory of Supervised Learning; Regression 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s</text:p>
          </table:table-cell>
          <table:table-cell table:formula="of:=[.D11]"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; Ensemble Learning; Tree-Based Metho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s</text:p>
          </table:table-cell>
          <table:table-cell table:formula="of:=[.D14]"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table:formula="of:=[.D3]" office:value-type="date" office:date-value="2025-02-04" calcext:value-type="date">
            <text:p>2025-02-04</text:p>
          </table:table-cell>
          <table:table-cell/>
          <table:table-cell office:value-type="string" calcext:value-type="string">
            <text:p>Research Report 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s</text:p>
          </table:table-cell>
          <table:table-cell table:formula="of:=[.D7]-4" office:value-type="date" office:date-value="2025-03-07" calcext:value-type="date">
            <text:p>2025-03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table:formula="of:=[.D7]" office:value-type="date" office:date-value="2025-03-11" calcext:value-type="date">
            <text:p>2025-03-11</text:p>
          </table:table-cell>
          <table:table-cell/>
          <table:table-cell office:value-type="string" calcext:value-type="string">
            <text:p>Research Report 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s</text:p>
          </table:table-cell>
          <table:table-cell table:formula="of:=[.D12]-4" office:value-type="date" office:date-value="2025-04-18" calcext:value-type="date">
            <text:p>2025-04-18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table:formula="of:=[.D12]" office:value-type="date" office:date-value="2025-04-22" calcext:value-type="date">
            <text:p>2025-04-22</text:p>
          </table:table-cell>
          <table:table-cell/>
          <table:table-cell office:value-type="string" calcext:value-type="string">
            <text:p>Research Report I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s</text:p>
          </table:table-cell>
          <table:table-cell table:formula="of:=[.D15]-4" office:value-type="date" office:date-value="2025-05-09" calcext:value-type="date">
            <text:p>2025-05-0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I Due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Instructor</text:p>
          </table:table-cell>
          <table:table-cell table:style-name="Default" office:value-type="string" calcext:value-type="string">
            <text:p>TBD</text:p>
          </table:table-cell>
          <table:table-cell/>
          <table:table-cell office:value-type="string" calcext:value-type="string">
            <text:p>Prediction Competition Opened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Students</text:p>
          </table:table-cell>
          <table:table-cell table:formula="of:=[.D15]"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-Class Presentations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Students</text:p>
          </table:table-cell>
          <table:table-cell table:formula="of:=[.D28]+7" office:value-type="date" office:date-value="2025-05-20" calcext:value-type="date">
            <text:p>2025-05-2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Report</text:p>
          </table:table-cell>
        </table:table-row>
      </table:table>
      <table:named-expressions/>
      <table:database-ranges>
        <table:database-range table:name="__Anonymous_Sheet_DB__0" table:target-range-address="key_dates.A1:key_dates.F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09:25:56.754845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3T09:26:03.963943156</dc:date>
    <meta:editing-duration>PT3H26M51S</meta:editing-duration>
    <meta:editing-cycles>9</meta:editing-cycles>
    <meta:generator>LibreOffice/24.8.4.2$MacOSX_AARCH64 LibreOffice_project/bb3cfa12c7b1bf994ecc5649a80400d06cd71002</meta:generator>
    <meta:document-statistic meta:table-count="1" meta:cell-count="163" meta:object-count="0"/>
  </office:meta>
</office:document-meta>
</file>